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b53b" officeooo:paragraph-rsid="0007b53b"/>
    </style:style>
    <style:style style:name="P2" style:family="paragraph" style:parent-style-name="Standard">
      <style:text-properties officeooo:rsid="0007b53b" officeooo:paragraph-rsid="0007b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ormática básica</text:p>
      <text:p text:style-name="P2"/>
      <text:h text:style-name="Heading_20_1" text:outline-level="1">Procesador de textos</text:h>
      <text:p text:style-name="Text_20_body"/>
      <text:p text:style-name="P1">Cuando zarpa el amor, la vida es una tómbola ton ton tómbol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7:33:39.788062898</meta:creation-date>
    <meta:generator>LibreOffice/6.0.4.1$Linux_X86_64 LibreOffice_project/00m0$Build-1</meta:generator>
    <meta:editing-cycles>1</meta:editing-cycles>
    <meta:editing-duration>PT6M20S</meta:editing-duration>
    <dc:date>2019-10-16T17:39:54.094866460</dc:date>
    <dc:creator>I116-05 </dc:creator>
    <meta:document-statistic meta:table-count="0" meta:image-count="0" meta:object-count="0" meta:page-count="1" meta:paragraph-count="3" meta:word-count="17" meta:character-count="99" meta:non-whitespace-character-count="85"/>
  </office:meta>
</office:document-meta>
</file>